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F0000003EAA95D984EB5E3E2D.png" manifest:media-type="image/png"/>
  <manifest:file-entry manifest:full-path="Pictures/10000000000000DB000000DC3BD9BE67129630B4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proxima-nova" svg:font-family="proxima-nov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Palatino"/>
    </style:style>
    <style:style style:name="P2" style:family="paragraph" style:parent-style-name="Header">
      <style:paragraph-properties fo:text-align="start" style:justify-single-word="false"/>
      <style:text-properties style:font-name="Palatino" fo:font-size="11pt" fo:font-weight="bold" officeooo:rsid="002d527e" officeooo:paragraph-rsid="002ff1ee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Palatino" fo:font-size="11pt" fo:font-weight="bold" officeooo:rsid="0029fdee" officeooo:paragraph-rsid="0029fdee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P5" style:family="paragraph" style:parent-style-name="Header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rsid="0029fdee" officeooo:paragraph-rsid="0029fdee"/>
    </style:style>
    <style:style style:name="P8" style:family="paragraph" style:parent-style-name="Standard">
      <style:paragraph-properties fo:text-align="justify" style:justify-single-word="false"/>
      <style:text-properties style:font-name="Palatino"/>
    </style:style>
    <style:style style:name="P9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/>
    </style:style>
    <style:style style:name="P10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 officeooo:rsid="003530ce" officeooo:paragraph-rsid="003530ce"/>
    </style:style>
    <style:style style:name="P11" style:family="paragraph" style:parent-style-name="Standard">
      <style:paragraph-properties fo:text-align="justify" style:justify-single-word="false"/>
      <style:text-properties style:font-name="Palatino" style:text-underline-style="none" fo:font-weight="bold" officeooo:rsid="0024078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Palatino" style:text-underline-style="none" fo:font-weight="bold" officeooo:rsid="003530ce" officeooo:paragraph-rsid="003530c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Palatino" style:text-underline-style="none" officeooo:rsid="003530ce" officeooo:paragraph-rsid="003530ce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Palatino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Palatino" style:text-underline-style="none" officeooo:rsid="003530ce" officeooo:paragraph-rsid="003530ce"/>
    </style:style>
    <style:style style:name="P16" style:family="paragraph" style:parent-style-name="Standard" style:list-style-name="L6">
      <style:paragraph-properties fo:text-align="justify" style:justify-single-word="false"/>
      <style:text-properties style:font-name="Palatino" style:text-underline-style="none" officeooo:rsid="003530ce" officeooo:paragraph-rsid="003530ce"/>
    </style:style>
    <style:style style:name="P17" style:family="paragraph" style:parent-style-name="Standard">
      <style:paragraph-properties fo:text-align="justify" style:justify-single-word="false"/>
      <style:text-properties style:font-name="Palatino" style:text-underline-style="none" officeooo:rsid="003530ce" officeooo:paragraph-rsid="003530ce"/>
    </style:style>
    <style:style style:name="P18" style:family="paragraph" style:parent-style-name="Standard" style:list-style-name="L9">
      <style:paragraph-properties fo:text-align="justify" style:justify-single-word="false"/>
      <style:text-properties style:font-name="Palatino" style:text-underline-style="none" officeooo:rsid="003530ce" officeooo:paragraph-rsid="003530ce"/>
    </style:style>
    <style:style style:name="P19" style:family="paragraph" style:parent-style-name="Standard" style:list-style-name="L9">
      <style:paragraph-properties fo:text-align="justify" style:justify-single-word="false"/>
      <style:text-properties style:font-name="Palatino" style:text-underline-style="none" officeooo:rsid="003530ce" officeooo:paragraph-rsid="0041d0ed"/>
    </style:style>
    <style:style style:name="P20" style:family="paragraph" style:parent-style-name="Standard" style:list-style-name="L9">
      <style:paragraph-properties fo:text-align="justify" style:justify-single-word="false"/>
      <style:text-properties style:font-name="Palatino" style:text-underline-style="none" officeooo:rsid="003530ce" officeooo:paragraph-rsid="004253d9"/>
    </style:style>
    <style:style style:name="P21" style:family="paragraph" style:parent-style-name="Standard">
      <style:paragraph-properties fo:text-align="justify" style:justify-single-word="false"/>
      <style:text-properties style:font-name="Palatino" style:text-underline-style="none" officeooo:rsid="003530ce" officeooo:paragraph-rsid="0041d0ed"/>
    </style:style>
    <style:style style:name="P22" style:family="paragraph" style:parent-style-name="Standard">
      <style:paragraph-properties fo:text-align="justify" style:justify-single-word="false"/>
      <style:text-properties style:font-name="Palatino" style:text-underline-style="none" officeooo:rsid="003530ce" officeooo:paragraph-rsid="004253d9"/>
    </style:style>
    <style:style style:name="P23" style:family="paragraph" style:parent-style-name="Standard">
      <style:paragraph-properties fo:text-align="justify" style:justify-single-word="false"/>
      <style:text-properties style:font-name="Palatino" style:text-underline-style="none" fo:font-weight="normal" officeooo:rsid="004253d9" officeooo:paragraph-rsid="004253d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 officeooo:rsid="003530ce"/>
    </style:style>
    <style:style style:name="P25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 officeooo:rsid="00401838" officeooo:paragraph-rsid="00401838"/>
    </style:style>
    <style:style style:name="P26" style:family="paragraph" style:parent-style-name="Standard" style:list-style-name="L9" style:master-page-name="">
      <loext:graphic-properties draw:fill="none"/>
      <style:paragraph-properties fo:margin-left="0in" fo:margin-right="0in" fo:text-align="justify" style:justify-single-word="false" fo:text-indent="-0.5in" style:auto-text-indent="false" style:page-number="auto" fo:background-color="transparent"/>
      <style:text-properties style:font-name="Palatino" style:text-underline-style="none" officeooo:rsid="003530ce" officeooo:paragraph-rsid="004253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53d9" style:font-weight-asian="bold" style:font-weight-complex="bold"/>
    </style:style>
    <style:style style:name="T3" style:family="text">
      <style:text-properties officeooo:rsid="002ff1ee"/>
    </style:style>
    <style:style style:name="T4" style:family="text">
      <style:text-properties officeooo:rsid="001675a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4016d4"/>
    </style:style>
    <style:style style:name="T8" style:family="text">
      <style:text-properties officeooo:rsid="00401838"/>
    </style:style>
    <style:style style:name="T9" style:family="text">
      <style:text-properties officeooo:rsid="0041d0ed"/>
    </style:style>
    <style:style style:name="T10" style:family="text">
      <style:text-properties officeooo:rsid="004253d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71in" fo:text-indent="-0.25in" fo:margin-left="0.557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71in" fo:text-indent="-0.25in" fo:margin-left="0.807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71in" fo:text-indent="-0.25in" fo:margin-left="1.057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71in" fo:text-indent="-0.25in" fo:margin-left="1.307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71in" fo:text-indent="-0.25in" fo:margin-left="1.557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71in" fo:text-indent="-0.25in" fo:margin-left="1.807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71in" fo:text-indent="-0.25in" fo:margin-left="2.057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71in" fo:text-indent="-0.25in" fo:margin-left="2.307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71in" fo:text-indent="-0.25in" fo:margin-left="2.557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71in" fo:text-indent="-0.25in" fo:margin-left="2.8071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9">Objetivo:</text:p>
      <text:p text:style-name="P8"/>
      <text:list xml:id="list1320478455" text:style-name="L1">
        <text:list-item>
          <text:p text:style-name="P14"><text:span text:style-name="T4">Consolidar los conocimientos adquiridos en clase de los sistemas expertos basados <text:s/>en reglas</text:span>.</text:p>
        </text:list-item>
      </text:list>
      <text:p text:style-name="P8"/>
      <text:p text:style-name="P9">Enunciado:</text:p>
      <text:p text:style-name="P24"/>
      <text:p text:style-name="P10"/>
      <text:p text:style-name="P13"><text:span text:style-name="T6">1</text:span><text:span text:style-name="T5">.</text:span> Se desea modelizar el conocimiento de un experto <text:span text:style-name="T7">para el diagnostico de enfermedades de las plantas, basadas en las siguientes reglas.</text:span></text:p>
      <text:list xml:id="list3286258320" text:style-name="L9">
        <text:list-item>
          <text:p text:style-name="P18">Las plantas requieren diferentes tipos de nutrientes para desarrollarse adecuadamente.</text:p>
        </text:list-item>
        <text:list-item>
          <text:p text:style-name="P18">Tres de los nutrientes de mayor importancia son el nitrógeno, el fósforo y el potasio.</text:p>
        </text:list-item>
        <text:list-item>
          <text:p text:style-name="P20">Una deficiencia en alguno de estos nutrientes puede producir varios síntomas. </text:p>
          <text:p text:style-name="P20"/>
          <text:p text:style-name="P26">Escribir como reglas en CLIPS las siguientes reglas heurísticas que indican qué deficiencia se está produciendo:</text:p>
          <text:p text:style-name="P19"/>
        </text:list-item>
      </text:list>
      <text:p text:style-name="P13">- Si la planta crece muy poco entonces puede tener una deficiencia de nitrógeno.</text:p>
      <text:p text:style-name="P13">- Si la planta tiene un color amarillo pálido entonces puede tener una deficiencia</text:p>
      <text:p text:style-name="P13">de nitrógeno.</text:p>
      <text:p text:style-name="P13">- Si las hojas tienen un color pardo rojizo entonces la planta puede tener una</text:p>
      <text:p text:style-name="P13">deficiencia de nitrógeno.</text:p>
      <text:p text:style-name="P13">- Si la raíz de la planta tiene poco crecimiento entonces puede tener una</text:p>
      <text:p text:style-name="P13">deficiencia de fósforo.</text:p>
      <text:p text:style-name="P13">- Una planta con tallo fusiforme puede tener una deficiencia de fósforo.</text:p>
      <text:p text:style-name="P13">- Una planta con color púrpura puede tener una deficiencia de fósforo.</text:p>
      <text:p text:style-name="P13">- Un retraso en la madurez de una planta puede deberse a una deficiencia de</text:p>
      <text:p text:style-name="P13">fósforo.</text:p>
      <text:p text:style-name="P13">- Si los bordes de las hojas aparecen chamuscados, la planta puede tener una</text:p>
      <text:p text:style-name="P13">deficiencia de potasio.</text:p>
      <text:p text:style-name="P13">- Una planta con los tallos debilitados puede tener una deficiencia de potasio.</text:p>
      <text:p text:style-name="P13">- Una planta con semillas o frutas marchitas puede tener una deficiencia de</text:p>
      <text:p text:style-name="P13">potasio.</text:p>
      <text:p text:style-name="P13">La entrada del programa debe ser una descripción de los síntomas de la planta. La</text:p>
      <text:p text:style-name="P13">salida debe indicar de qué nutriente o nutrientes se ha producido una deficiencia</text:p>
      <text:p text:style-name="P21"><text:span text:style-name="T9">imprimiéndo</text:span> en pantalla. </text:p>
      <text:p text:style-name="P21">Hacerlo de forma que no aparezcan en pantalla múltiples salidas indicando una misma deficiencia.</text:p>
      <text:p text:style-name="P21"/>
      <text:p text:style-name="P22"><text:line-break/></text:p>
      <text:p text:style-name="P22"/>
      <text:p text:style-name="P22"><text:soft-page-break/>Cargar el programa en CLIPS y utilizarlo con las siguientes entradas: <text:span text:style-name="T10">(Ejemplos)</text:span></text:p>
      <text:p text:style-name="P13">- La raíz de la planta crece poco</text:p>
      <text:p text:style-name="P13">- La planta tiene color púrpura</text:p>
      <text:p text:style-name="P13">- La planta tiene los tallos debilitados</text:p>
      <text:p text:style-name="P13"/>
      <text:p text:style-name="P13"><text:span text:style-name="T8">S</text:span>e pide:</text:p>
      <text:list xml:id="list3428071422" text:style-name="L2">
        <text:list-item>
          <text:p text:style-name="P15">Construir la base de reglas que <text:span text:style-name="T10">permita modelar</text:span> dichos conocimientos en un sistema basado en Clips, <text:span text:style-name="T7">estos deben ser validados o ingresados desde Python a través de consola o interfaz grafica.</text:span></text:p>
        </text:list-item>
      </text:list>
      <text:p text:style-name="P13"/>
      <text:p text:style-name="P13"/>
      <text:p text:style-name="P12">INDICACIONES:</text:p>
      <text:list xml:id="list2365380904" text:style-name="L6">
        <text:list-item>
          <text:p text:style-name="P16">Como puede observarse, tenemos una serie de observaciones, algunas deducidas y otras comprobadas. Representar los resultados de estas observaciones mediante hechos. Las comprobaciones las simularemos preguntándole a un hipotético usuario. Es bastante útil implementar las preguntas al usuario mediante funciones.</text:p>
        </text:list-item>
        <text:list-item>
          <text:p text:style-name="P16">Cuando se consigue una solución, entonces a<text:span text:style-name="T8">r</text:span>sertar la solución con un hecho de la forma (resultado "……").</text:p>
        </text:list-item>
        <text:list-item>
          <text:p text:style-name="P16">Escribir por pantalla <text:span text:style-name="T10">si</text:span> no se ha conseguido ninguna solución, y escribe el mensaje correspondiente. </text:p>
        </text:list-item>
        <text:list-item>
          <text:p text:style-name="P16">El corazón del programa consiste en una serie de reglas que representan el conocimiento expresado en el enunciado.</text:p>
        </text:list-item>
      </text:list>
      <text:p text:style-name="P25"><text:span text:style-name="T1"/></text:p>
      <text:p text:style-name="P25"><text:span text:style-name="T1">Fecha de Presentación: <text:s/></text:span><text:span text:style-name="T2">13/12/2020 23:55</text:span></text:p>
      <text:p text:style-name="P25"><text:span text:style-name="T2"/></text:p>
      <text:p text:style-name="P23"><text:span text:style-name="T1">Nota: </text:span><text:span text:style-name="T10">S</text:span>ubir el sistema en un cuaderno de Python + el archivo de Clips y el informe en formato PDF (este es el mismo que el cuaderno de Python indicando el paso a paso, generando una pila de pruebas y en formato texto la base de reglas Clip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proxima-nova" svg:font-family="proxima-nov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7.0896in" fo:margin-left="0in" fo:margin-right="-0.0021in" table:align="margins"/>
    </style:style>
    <style:style style:name="Tabla1.A" style:family="table-column">
      <style:table-column-properties style:column-width="0.766in" style:rel-column-width="7083*"/>
    </style:style>
    <style:style style:name="Tabla1.B" style:family="table-column">
      <style:table-column-properties style:column-width="3.3181in" style:rel-column-width="30670*"/>
    </style:style>
    <style:style style:name="Tabla1.C" style:family="table-column">
      <style:table-column-properties style:column-width="3.0056in" style:rel-column-width="27782*"/>
    </style:style>
    <style:style style:name="Tabla1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style:font-name="Palatino"/>
    </style:style>
    <style:style style:name="MP2" style:family="paragraph" style:parent-style-name="Header">
      <style:paragraph-properties fo:text-align="start" style:justify-single-word="false"/>
      <style:text-properties style:font-name="Palatino" fo:font-size="11pt" fo:font-weight="bold" officeooo:rsid="002d527e" officeooo:paragraph-rsid="002ff1ee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Header">
      <style:paragraph-properties fo:text-align="start" style:justify-single-word="false"/>
      <style:text-properties style:font-name="Palatino" fo:font-size="11pt" fo:font-weight="bold" officeooo:rsid="0029fdee" officeooo:paragraph-rsid="0029fdee" style:font-size-asian="11pt" style:font-weight-asian="bold" style:font-size-complex="11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rsid="0029fdee" officeooo:paragraph-rsid="0029fdee"/>
    </style:style>
    <style:style style:name="MP7" style:family="paragraph" style:parent-style-name="Header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ff1ee"/>
    </style:style>
    <style:style style:name="MT3" style:family="text">
      <style:text-properties officeooo:rsid="00401838"/>
    </style:style>
    <style:style style:name="MT4" style:family="text">
      <style:text-properties officeooo:rsid="004253d9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1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<draw:frame draw:style-name="Mfr1" draw:name="gráficos2" text:anchor-type="as-char" svg:width="0.6472in" svg:height="0.65in" draw:z-index="1"><draw:image xlink:href="Pictures/10000000000000DB000000DC3BD9BE67129630B4.jpg" xlink:type="simple" xlink:show="embed" xlink:actuate="onLoad" loext:mime-type="image/jpeg"/></draw:frame></text:p>
            </table:table-cell>
            <table:table-cell table:style-name="Tabla1.A1" office:value-type="string">
              <text:p text:style-name="MP2">Sistemas Expertos</text:p>
              <text:p text:style-name="MP3"><text:span text:style-name="MT1">Tema</text:span>: <text:span text:style-name="MT2">Basados en reglas.</text:span></text:p>
            </table:table-cell>
            <table:table-cell table:style-name="Tabla1.A1" office:value-type="string">
              <text:p text:style-name="MP4"><draw:frame draw:style-name="Mfr2" draw:name="gráficos1" text:anchor-type="as-char" svg:y="-0.3146in" svg:width="1.8555in" svg:height="0.4854in" draw:z-index="3"><draw:image xlink:href="Pictures/10000000000000DF0000003EAA95D984EB5E3E2D.png" xlink:type="simple" xlink:show="embed" xlink:actuate="onLoad" loext:mime-type="image/png"/></draw:frame></text:p>
            </table:table-cell>
          </table:table-row>
          <table:table-row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5"><text:span text:style-name="MT3">Examen</text:span> </text:p>
            </table:table-cell>
            <table:table-cell table:style-name="Tabla1.A1" office:value-type="string">
              <text:p text:style-name="MP6"><text:span text:style-name="MT4">0</text:span>5/<text:span text:style-name="MT4">12</text:span>/2020</text:p>
            </table:table-cell>
          </table:table-row>
        </table:table>
        <text:p text:style-name="MP7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10:14:10</meta:creation-date>
    <dc:date>2020-12-11T19:35:59.491683280</dc:date>
    <meta:editing-duration>P5DT15H45M6S</meta:editing-duration>
    <meta:editing-cycles>69</meta:editing-cycles>
    <meta:generator>LibreOffice/6.2.7.1$Linux_X86_64 LibreOffice_project/20$Build-1</meta:generator>
    <meta:print-date>2010-09-13T17:05:45</meta:print-date>
    <meta:document-statistic meta:table-count="1" meta:image-count="2" meta:object-count="0" meta:page-count="2" meta:paragraph-count="50" meta:word-count="513" meta:character-count="3134" meta:non-whitespace-character-count="2671"/>
  </office:meta>
</office:document-meta>
</file>